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692b" officeooo:paragraph-rsid="0017692b" fo:background-color="#2a6099"/>
    </style:style>
    <style:style style:name="P2" style:family="paragraph" style:parent-style-name="Preformatted_20_Text">
      <style:text-properties officeooo:rsid="0017692b" officeooo:paragraph-rsid="0017692b" fo:background-color="#729fcf"/>
    </style:style>
    <style:style style:name="P3" style:family="paragraph" style:parent-style-name="Preformatted_20_Text">
      <style:text-properties officeooo:rsid="0017692b" officeooo:paragraph-rsid="0017692b" fo:background-color="#ffff00"/>
    </style:style>
    <style:style style:name="P4" style:family="paragraph" style:parent-style-name="Preformatted_20_Text">
      <style:text-properties officeooo:rsid="0017692b" officeooo:paragraph-rsid="0017692b" fo:background-color="#f10d0c"/>
    </style:style>
    <style:style style:name="P5" style:family="paragraph" style:parent-style-name="Preformatted_20_Text">
      <style:text-properties officeooo:rsid="0017692b" officeooo:paragraph-rsid="0017692b" fo:background-color="#81d41a"/>
    </style:style>
    <style:style style:name="P6" style:family="paragraph" style:parent-style-name="Preformatted_20_Text">
      <style:text-properties officeooo:rsid="0017692b" officeooo:paragraph-rsid="0017692b" fo:background-color="#ec9ba4"/>
    </style:style>
    <style:style style:name="T1" style:family="text">
      <style:text-properties fo:background-color="#2a6099" loext:char-shading-value="0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f10d0c" loext:char-shading-value="0"/>
    </style:style>
    <style:style style:name="T5" style:family="text">
      <style:text-properties fo:background-color="#f10d0c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ec9ba4" loext:char-shading-value="0"/>
    </style:style>
    <style:style style:name="T10" style:family="text">
      <style:text-properties fo:background-color="#ec9ba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.</text:p>
      <text:p text:style-name="Preformatted_20_Text">├── <text:span text:style-name="T5">config</text:span></text:p>
      <text:p text:style-name="Preformatted_20_Text">├── <text:span text:style-name="T8">doc</text:span></text:p>
      <text:p text:style-name="Preformatted_20_Text">│ <text:s text:c="2"/>└── <text:span text:style-name="T8">man</text:span></text:p>
      <text:p text:style-name="Preformatted_20_Text">├── <text:span text:style-name="T5">m4</text:span></text:p>
      <text:p text:style-name="Preformatted_20_Text">│ <text:s text:c="2"/>└── <text:span text:style-name="T5">missing</text:span></text:p>
      <text:p text:style-name="Preformatted_20_Text">├── <text:span text:style-name="T8">manual</text:span></text:p>
      <text:p text:style-name="Preformatted_20_Text">│ <text:s text:c="2"/>├── <text:span text:style-name="T8">dist</text:span></text:p>
      <text:p text:style-name="Preformatted_20_Text">│ <text:s text:c="2"/>│ <text:s text:c="2"/>├── <text:span text:style-name="T8">html</text:span></text:p>
      <text:p text:style-name="Preformatted_20_Text">│ <text:s text:c="2"/>│ <text:s text:c="2"/>├── <text:span text:style-name="T8">pdf</text:span></text:p>
      <text:p text:style-name="Preformatted_20_Text">│ <text:s text:c="2"/>│ <text:s text:c="2"/>├── <text:span text:style-name="T8">ps</text:span></text:p>
      <text:p text:style-name="Preformatted_20_Text">│ <text:s text:c="2"/>│ <text:s text:c="2"/>└── <text:span text:style-name="T8">txt</text:span></text:p>
      <text:p text:style-name="Preformatted_20_Text">│ <text:s text:c="2"/>├── <text:span text:style-name="T8">dtd</text:span></text:p>
      <text:p text:style-name="Preformatted_20_Text">│ <text:s text:c="2"/>├── <text:span text:style-name="T8">es</text:span></text:p>
      <text:p text:style-name="Preformatted_20_Text">│ <text:s text:c="2"/>│ <text:s text:c="2"/>└── <text:span text:style-name="T8">dist</text:span></text:p>
      <text:p text:style-name="Preformatted_20_Text">│ <text:s text:c="2"/>│ <text:s text:c="6"/>├── <text:span text:style-name="T8">html</text:span></text:p>
      <text:p text:style-name="Preformatted_20_Text">│ <text:s text:c="2"/>│ <text:s text:c="6"/>├── <text:span text:style-name="T8">pdf</text:span></text:p>
      <text:p text:style-name="Preformatted_20_Text">│ <text:s text:c="2"/>│ <text:s text:c="6"/>├── <text:span text:style-name="T8">ps</text:span></text:p>
      <text:p text:style-name="Preformatted_20_Text">│ <text:s text:c="2"/>│ <text:s text:c="6"/>└── <text:span text:style-name="T8">txt</text:span></text:p>
      <text:p text:style-name="Preformatted_20_Text">│ <text:s text:c="2"/>└── <text:span text:style-name="T8">fr</text:span></text:p>
      <text:p text:style-name="Preformatted_20_Text">│ <text:s text:c="6"/>└── <text:span text:style-name="T8">dist</text:span></text:p>
      <text:p text:style-name="Preformatted_20_Text">│ <text:s text:c="10"/>├── <text:span text:style-name="T8">html</text:span></text:p>
      <text:p text:style-name="Preformatted_20_Text">│ <text:s text:c="10"/>├── <text:span text:style-name="T8">pdf</text:span></text:p>
      <text:p text:style-name="Preformatted_20_Text">│ <text:s text:c="10"/>├── <text:span text:style-name="T8">ps</text:span></text:p>
      <text:p text:style-name="Preformatted_20_Text">│ <text:s text:c="10"/>└── <text:span text:style-name="T8">txt</text:span></text:p>
      <text:p text:style-name="Preformatted_20_Text">├── <text:span text:style-name="T10">po</text:span></text:p>
      <text:p text:style-name="Preformatted_20_Text">├── <text:span text:style-name="T1">src</text:span></text:p>
      <text:p text:style-name="Preformatted_20_Text">│ <text:s text:c="2"/>├── <text:span text:style-name="T1">common</text:span></text:p>
      <text:p text:style-name="Preformatted_20_Text">│ <text:s text:c="2"/>│ <text:s text:c="2"/>└── <text:span text:style-name="T2">tests</text:span></text:p>
      <text:p text:style-name="Preformatted_20_Text">│ <text:s text:c="2"/>├── <text:span text:style-name="T1">etpan</text:span></text:p>
      <text:p text:style-name="Preformatted_20_Text">│ <text:s text:c="2"/>├── <text:span text:style-name="T1">gtk</text:span></text:p>
      <text:p text:style-name="Preformatted_20_Text">│ <text:s text:c="2"/>├── <text:span text:style-name="T7">pixmaps</text:span></text:p>
      <text:p text:style-name="Preformatted_20_Text">│ <text:s text:c="2"/>├── <text:span text:style-name="T2">plugins</text:span></text:p>
      <text:p text:style-name="Preformatted_20_Text">│ <text:s text:c="2"/>│ <text:s text:c="2"/>├── <text:span text:style-name="T2">acpi_notifier</text:span></text:p>
      <text:p text:style-name="Preformatted_20_Text">│ <text:s text:c="2"/>│ <text:s text:c="2"/>├── <text:span text:style-name="T2">address_keeper</text:span></text:p>
      <text:p text:style-name="Preformatted_20_Text">│ <text:s text:c="2"/>│ <text:s text:c="2"/>├── <text:span text:style-name="T2">archive</text:span></text:p>
      <text:p text:style-name="Preformatted_20_Text">│ <text:s text:c="2"/>│ <text:s text:c="2"/>├── <text:span text:style-name="T2">attachwarner</text:span></text:p>
      <text:p text:style-name="Preformatted_20_Text">│ <text:s text:c="2"/>│ <text:s text:c="2"/>├── <text:span text:style-name="T2">att_remover</text:span></text:p>
      <text:p text:style-name="Preformatted_20_Text">│ <text:s text:c="2"/>│ <text:s text:c="2"/>├── <text:span text:style-name="T2">bogofilter</text:span></text:p>
      <text:p text:style-name="Preformatted_20_Text">│ <text:s text:c="2"/>│ <text:s text:c="2"/>├── <text:span text:style-name="T2">bsfilter</text:span></text:p>
      <text:p text:style-name="Preformatted_20_Text">│ <text:s text:c="2"/>│ <text:s text:c="2"/>├── <text:span text:style-name="T2">clamd</text:span></text:p>
      <text:p text:style-name="Preformatted_20_Text">│ <text:s text:c="2"/>│ <text:s text:c="2"/>│ <text:s text:c="2"/>└── <text:span text:style-name="T2">libclamd</text:span></text:p>
      <text:p text:style-name="Preformatted_20_Text">│ <text:s text:c="2"/>│ <text:s text:c="2"/>├── <text:span text:style-name="T2">demo</text:span></text:p>
      <text:p text:style-name="Preformatted_20_Text">│ <text:s text:c="2"/>│ <text:s text:c="2"/>├── <text:span text:style-name="T2">dillo</text:span></text:p>
      <text:p text:style-name="Preformatted_20_Text">│ <text:s text:c="2"/>│ <text:s text:c="2"/>├── <text:span text:style-name="T2">fancy</text:span></text:p>
      <text:p text:style-name="Preformatted_20_Text">│ <text:s text:c="2"/>│ <text:s text:c="2"/>├── <text:span text:style-name="T2">fetchinfo</text:span></text:p>
      <text:p text:style-name="Preformatted_20_Text">│ <text:s text:c="2"/>│ <text:s text:c="2"/>├── <text:span text:style-name="T2">gdata</text:span></text:p>
      <text:p text:style-name="Preformatted_20_Text">│ <text:s text:c="2"/>│ <text:s text:c="2"/>├── <text:span text:style-name="T2">libravatar</text:span></text:p>
      <text:p text:style-name="Preformatted_20_Text">│ <text:s text:c="2"/>│ <text:s text:c="2"/>├── <text:span text:style-name="T2">mailmbox</text:span></text:p>
      <text:p text:style-name="Preformatted_20_Text">│ <text:s text:c="2"/>│ <text:s text:c="2"/>├── <text:span text:style-name="T2">managesieve</text:span></text:p>
      <text:p text:style-name="Preformatted_20_Text">│ <text:s text:c="2"/>│ <text:s text:c="2"/>├── <text:span text:style-name="T2">newmail</text:span></text:p>
      <text:p text:style-name="Preformatted_20_Text">│ <text:s text:c="2"/>│ <text:s text:c="2"/>├── <text:span text:style-name="T2">notification</text:span></text:p>
      <text:p text:style-name="Preformatted_20_Text">│ <text:s text:c="2"/>│ <text:s text:c="2"/>│ <text:s text:c="2"/>└── <text:span text:style-name="T3">gtkhotkey</text:span></text:p>
      <text:p text:style-name="Preformatted_20_Text">│ <text:s text:c="2"/>│ <text:s text:c="2"/>│ <text:s text:c="6"/>└── <text:span text:style-name="T3">x11</text:span></text:p>
      <text:p text:style-name="Preformatted_20_Text">│ <text:s text:c="2"/>│ <text:s text:c="2"/>├── <text:span text:style-name="T3">pdf_viewer</text:span></text:p>
      <text:p text:style-name="Preformatted_20_Text">│ <text:s text:c="2"/>│ <text:s text:c="2"/>├── <text:span text:style-name="T3">perl</text:span></text:p>
      <text:p text:style-name="Preformatted_20_Text">│ <text:s text:c="2"/>│ <text:s text:c="2"/>│ <text:s text:c="2"/>└── <text:span text:style-name="T3">tools</text:span></text:p>
      <text:p text:style-name="Preformatted_20_Text">│ <text:s text:c="2"/>│ <text:s text:c="2"/>├── <text:span text:style-name="T3">pgpcore</text:span></text:p>
      <text:p text:style-name="Preformatted_20_Text">│ <text:s text:c="2"/>│ <text:s text:c="2"/>├── <text:span text:style-name="T3">pgpinline</text:span></text:p>
      <text:p text:style-name="Preformatted_20_Text">│ <text:s text:c="2"/>│ <text:s text:c="2"/>├── <text:span text:style-name="T3">pgpmime</text:span></text:p>
      <text:p text:style-name="Preformatted_20_Text">│ <text:s text:c="2"/>│ <text:s text:c="2"/>├── <text:span text:style-name="T3">python</text:span></text:p>
      <text:p text:style-name="Preformatted_20_Text">│ <text:s text:c="2"/>│ <text:s text:c="2"/>│ <text:s text:c="2"/>└── <text:span text:style-name="T3">examples</text:span></text:p>
      <text:p text:style-name="Preformatted_20_Text">│ <text:s text:c="2"/>│ <text:s text:c="2"/>│ <text:s text:c="6"/>├── <text:span text:style-name="T3">auto</text:span></text:p>
      <text:p text:style-name="Preformatted_20_Text">│ <text:s text:c="2"/>│ <text:s text:c="2"/>│ <text:s text:c="6"/>├── <text:span text:style-name="T3">compose</text:span></text:p>
      <text:p text:style-name="Preformatted_20_Text"><text:soft-page-break/>│ <text:s text:c="2"/>│ <text:s text:c="2"/>│ <text:s text:c="6"/>└── <text:span text:style-name="T3">main</text:span></text:p>
      <text:p text:style-name="Preformatted_20_Text">│ <text:s text:c="2"/>│ <text:s text:c="2"/>├── <text:span text:style-name="T3">rssyl</text:span></text:p>
      <text:p text:style-name="Preformatted_20_Text">│ <text:s text:c="2"/>│ <text:s text:c="2"/>│ <text:s text:c="2"/>├── <text:span text:style-name="T3">libfeed</text:span></text:p>
      <text:p text:style-name="Preformatted_20_Text">│ <text:s text:c="2"/>│ <text:s text:c="2"/>│ <text:s text:c="2"/>│ <text:s text:c="2"/>└── <text:span text:style-name="T3">tests</text:span></text:p>
      <text:p text:style-name="Preformatted_20_Text">│ <text:s text:c="2"/>│ <text:s text:c="2"/>│ <text:s text:c="2"/>└── <text:span text:style-name="T3">tests</text:span></text:p>
      <text:p text:style-name="Preformatted_20_Text">│ <text:s text:c="2"/>│ <text:s text:c="2"/>├── <text:span text:style-name="T3">smime</text:span></text:p>
      <text:p text:style-name="Preformatted_20_Text">│ <text:s text:c="2"/>│ <text:s text:c="2"/>├── <text:span text:style-name="T3">spamassassin</text:span></text:p>
      <text:p text:style-name="Preformatted_20_Text">│ <text:s text:c="2"/>│ <text:s text:c="2"/>├── <text:span text:style-name="T3">spam_report</text:span></text:p>
      <text:p text:style-name="Preformatted_20_Text">│ <text:s text:c="2"/>│ <text:s text:c="2"/>├── <text:span text:style-name="T3">tnef_parse</text:span></text:p>
      <text:p text:style-name="Preformatted_20_Text">│ <text:s text:c="2"/>│ <text:s text:c="2"/>└── <text:span text:style-name="T3">vcalendar</text:span></text:p>
      <text:p text:style-name="Preformatted_20_Text">│ <text:s text:c="2"/>└── <text:span text:style-name="T3">tests</text:span></text:p>
      <text:p text:style-name="Preformatted_20_Text">└── <text:span text:style-name="T3">tools</text:span></text:p>
      <text:p text:style-name="Preformatted_20_Text"><text:s text:c="4"/>└── <text:span text:style-name="T3">kdeservicemenu</text:span></text:p>
      <text:p text:style-name="Preformatted_20_Text"><text:span text:style-name="T3"/></text:p>
      <text:p text:style-name="Preformatted_20_Text">légende : </text:p>
      <text:p text:style-name="Preformatted_20_Text"/>
      <text:p text:style-name="P1">Code “core” </text:p>
      <text:p text:style-name="P2">Code additionnel</text:p>
      <text:p text:style-name="P3">Documentation et manuel</text:p>
      <text:p text:style-name="P4">Fichiers d’installation / script / macro</text:p>
      <text:p text:style-name="P5">Images</text:p>
      <text:p text:style-name="P6">Langu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01:25:47.191863557</dc:date>
    <meta:editing-duration>PT23M6S</meta:editing-duration>
    <meta:editing-cycles>5</meta:editing-cycles>
    <meta:generator>LibreOffice/6.3.2.2$Linux_X86_64 LibreOffice_project/30$Build-2</meta:generator>
    <meta:document-statistic meta:table-count="0" meta:image-count="0" meta:object-count="0" meta:page-count="2" meta:paragraph-count="84" meta:word-count="301" meta:character-count="1474" meta:non-whitespace-character-count="921"/>
  </office:meta>
</office:document-meta>
</file>